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.comple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iewResolutionResultHandlerTests.contentNegotiationWith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iewResolutionResultHandlerTests.testSupports( MethodParameter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monoV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View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ViewResolver.TestViewResolver( String ... view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utionResultHandlerTests.testDefaultViewName( Object returnValue , MethodParameter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andler.voi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ndler.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ViewResolv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utionResultHandlerTests.unresolvedView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iewResolutionResultHandlerTests.defaultView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ewResolutionResultHandlerTests.viewResolver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ndler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iewResolutionResultHandlerTests.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andler.mono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ndler.mono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iewResolutionResultHandlerTests.testHandle( String path , MethodParameter returnType , Object returnValue , String responseBody , ViewResolver ... 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iewResolutionResultHandlerTests.assertResponseBody( MockServerWebExchange exchange , String response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r.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ViewResolver.resolveViewName( String viewNam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ewResolutionResultHandlerTests.resultHandler( ViewResolver ... 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View.TestView( String name , MediaType ... 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View.render( @ Nullable Map &lt; String , ? &gt; model , @ Nullable MediaType mediaType ,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andler.stringWith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iewResolutionResultHandlerTests.contentNegotiationWith40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andler.monoRende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ViewResolver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utionResultHandlerTests.testDoesNotSupport( MethodParameter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View.TestView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.longModel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ndler.mon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Bea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rende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ndler.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iewResolutionResultHandlerTests.handleReturnValu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ViewResolutionResultHandlerTests.testSupports( MethodParameter returnType , boolean suppor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View.getSupported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utionResultHandlerTests.contentNegot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andler.mapWith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Bean.TestBe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utionResultHandlerTests.resultHandler( List &lt; View &gt; defaultViews , ViewResolver ... 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ndler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iewResolutionResultHandlerTests.handleWithMultiple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r.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